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3.183cm"/>
      <style:paragraph-properties style:writing-mode="lr-tb"/>
    </style:style>
    <style:style style:name="gr2" style:family="graphic" style:parent-style-name="standard">
      <style:graphic-properties draw:opacity="100%" draw:textarea-horizontal-align="justify" draw:textarea-vertical-align="middle" draw:auto-grow-height="false" fo:min-height="1.147cm" fo:min-width="2.4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2.90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3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5.59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3.43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56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6.23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4.834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4.0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loext:graphic-properties draw:fill="solid"/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1.143cm" svg:x="7.477cm" svg:y="5.191cm">
          <text:p text:style-name="P1">Apptoolba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959cm" svg:height="1.397cm" svg:x="13.954cm" svg:y="1.889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409cm" svg:height="1.238cm" svg:x="17.149cm" svg:y="5.223cm">
          <text:p text:style-name="P1">Rou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064cm" svg:x1="9.318cm" svg:y1="5.191cm" svg:x2="15.433cm" svg:y2="3.286cm" draw:start-shape="id1" draw:start-glue-point="0" draw:end-shape="id2" draw:end-glue-point="2" svg:d="M9318 5191v-889h6115v-1016" svg:viewBox="0 0 6116 1906">
          <text:p/>
        </draw:connector>
        <draw:connector draw:style-name="gr4" draw:text-style-name="P3" draw:layer="layout" draw:line-skew="0.048cm" svg:x1="18.853cm" svg:y1="5.223cm" svg:x2="15.433cm" svg:y2="3.286cm" draw:start-shape="id3" draw:start-glue-point="0" draw:end-shape="id2" draw:end-glue-point="2" svg:d="M18853 5223v-921h-3420v-1016" svg:viewBox="0 0 3421 1938">
          <text:p/>
        </draw:connector>
        <draw:custom-shape draw:style-name="gr5" draw:text-style-name="P4" xml:id="id11" draw:id="id11" draw:layer="layout" svg:width="3.81cm" svg:height="1.143cm" svg:x="23.86cm" svg:y="9.382cm">
          <text:p text:style-name="P4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0" draw:id="id10" draw:layer="layout" svg:width="3.81cm" svg:height="1.143cm" svg:x="14.843cm" svg:y="9.382cm">
          <text:p text:style-name="P4">Services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3.81cm" svg:height="1.143cm" svg:x="19.415cm" svg:y="9.382cm">
          <text:p text:style-name="P4">Networks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81cm" svg:height="1.143cm" svg:x="28.432cm" svg:y="9.382cm">
          <text:p text:style-name="P4">Diff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6.096cm" svg:height="1.143cm" svg:x="14.335cm" svg:y="11.795cm">
          <text:p text:style-name="P4">ServiceSearch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6" draw:id="id16" draw:layer="layout" svg:width="3.937cm" svg:height="1.016cm" svg:x="1.508cm" svg:y="12.557cm">
          <text:p text:style-name="P4">ServiceTable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4.064cm" svg:height="1.143cm" svg:x="18.78cm" svg:y="14.081cm">
          <text:p text:style-name="P4">NetworkTable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6.731cm" svg:height="1.143cm" svg:x="21.066cm" svg:y="11.795cm">
          <text:p text:style-name="P4">NetworkResourceTable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3.81cm" svg:height="1.143cm" svg:x="28.432cm" svg:y="11.795cm">
          <text:p text:style-name="P4">DiffTree</text:p>
          <draw:enhanced-geometry svg:viewBox="0 0 21600 21600" draw:type="rectangle" draw:enhanced-path="M 0 0 L 21600 0 21600 21600 0 21600 0 0 Z N"/>
        </draw:custom-shape>
        <draw:custom-shape draw:style-name="gr10" draw:text-style-name="P4" xml:id="id14" draw:id="id14" draw:layer="layout" svg:width="5.334cm" svg:height="1.143cm" svg:x="10.779cm" svg:y="14.843cm">
          <text:p text:style-name="P4">ServiceUsersT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3" draw:id="id13" draw:layer="layout" svg:width="5.334cm" svg:height="1.143cm" svg:x="4.302cm" svg:y="14.843cm">
          <text:p text:style-name="P4">ServiceRulesTable</text:p>
          <draw:enhanced-geometry svg:viewBox="0 0 21600 21600" draw:type="rectangle" draw:enhanced-path="M 0 0 L 21600 0 21600 21600 0 21600 0 0 Z N"/>
        </draw:custom-shape>
        <draw:custom-shape draw:style-name="gr5" draw:text-style-name="P4" xml:id="id15" draw:id="id15" draw:layer="layout" svg:width="3.81cm" svg:height="1.143cm" svg:x="8.62cm" svg:y="12.43cm">
          <text:p text:style-name="P4">AdminsT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3.81cm" svg:height="1.143cm" svg:x="15.351cm" svg:y="18.526cm">
          <text:p text:style-name="P4">Tabulat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0.337cm" svg:y1="11.795cm" svg:x2="30.337cm" svg:y2="10.525cm" draw:start-shape="id4" draw:start-glue-point="0" draw:end-shape="id5" draw:end-glue-point="2" svg:d="M30337 11795v-1270" svg:viewBox="0 0 1 1271">
          <text:p/>
        </draw:connector>
        <draw:connector draw:style-name="gr4" draw:text-style-name="P3" draw:layer="layout" draw:line-skew="0.128cm" svg:x1="24.431cm" svg:y1="11.795cm" svg:x2="21.32cm" svg:y2="10.525cm" draw:start-shape="id6" draw:end-shape="id7" svg:d="M24431 11795v-508h-3111v-762" svg:viewBox="0 0 3112 1271">
          <text:p/>
        </draw:connector>
        <draw:connector draw:style-name="gr4" draw:text-style-name="P3" draw:layer="layout" draw:line-skew="-1.015cm" svg:x1="20.812cm" svg:y1="14.081cm" svg:x2="21.32cm" svg:y2="10.525cm" draw:start-shape="id8" draw:end-shape="id7" svg:d="M20812 14081v-2794h508v-762" svg:viewBox="0 0 509 3557">
          <text:p/>
        </draw:connector>
        <draw:connector draw:style-name="gr4" draw:text-style-name="P3" draw:layer="layout" draw:line-skew="0.064cm" svg:x1="20.812cm" svg:y1="14.081cm" svg:x2="17.383cm" svg:y2="12.938cm" draw:start-shape="id8" draw:start-glue-point="0" draw:end-shape="id9" svg:d="M20812 14081v-508h-3429v-635" svg:viewBox="0 0 3430 1144">
          <text:p/>
        </draw:connector>
        <draw:connector draw:style-name="gr11" draw:text-style-name="P4" draw:layer="layout" svg:x1="16.748cm" svg:y1="9.382cm" svg:x2="18.853cm" svg:y2="6.461cm" draw:start-shape="id10" draw:start-glue-point="0" draw:end-shape="id3" draw:end-glue-point="2" svg:d="M16748 9382v-1461h2105v-1460" svg:viewBox="0 0 2106 2922">
          <text:p/>
        </draw:connector>
        <draw:connector draw:style-name="gr11" draw:text-style-name="P4" draw:layer="layout" svg:x1="18.853cm" svg:y1="6.461cm" svg:x2="21.32cm" svg:y2="9.382cm" draw:start-shape="id3" draw:start-glue-point="2" draw:end-shape="id7" draw:end-glue-point="0" svg:d="M18853 6461v1460h2467v1461" svg:viewBox="0 0 2468 2922">
          <text:p/>
        </draw:connector>
        <draw:connector draw:style-name="gr11" draw:text-style-name="P4" draw:layer="layout" svg:x1="18.853cm" svg:y1="6.461cm" svg:x2="25.765cm" svg:y2="9.382cm" draw:start-shape="id3" draw:start-glue-point="2" draw:end-shape="id11" svg:d="M18853 6461v1460h6912v1461" svg:viewBox="0 0 6913 2922">
          <text:p/>
        </draw:connector>
        <draw:connector draw:style-name="gr11" draw:text-style-name="P4" draw:layer="layout" svg:x1="18.853cm" svg:y1="6.461cm" svg:x2="30.337cm" svg:y2="9.382cm" draw:start-shape="id3" draw:start-glue-point="2" draw:end-shape="id5" draw:end-glue-point="0" svg:d="M18853 6461v1460h11484v1461" svg:viewBox="0 0 11485 2922">
          <text:p/>
        </draw:connector>
        <draw:connector draw:style-name="gr4" draw:text-style-name="P3" draw:layer="layout" draw:line-skew="0.89cm" svg:x1="17.256cm" svg:y1="18.526cm" svg:x2="20.812cm" svg:y2="15.224cm" draw:start-shape="id12" draw:start-glue-point="0" draw:end-shape="id8" draw:end-glue-point="2" svg:d="M17256 18526v-762h3556v-2540" svg:viewBox="0 0 3557 3303">
          <text:p/>
        </draw:connector>
        <draw:connector draw:style-name="gr4" draw:text-style-name="P3" draw:layer="layout" draw:line-skew="0.509cm" svg:x1="17.256cm" svg:y1="18.526cm" svg:x2="6.969cm" svg:y2="15.986cm" draw:start-shape="id12" draw:start-glue-point="0" draw:end-shape="id13" draw:end-glue-point="2" svg:d="M17256 18526v-762h-10287v-1778" svg:viewBox="0 0 10288 2541">
          <text:p/>
        </draw:connector>
        <draw:connector draw:style-name="gr4" draw:text-style-name="P3" draw:layer="layout" draw:line-skew="0.509cm" svg:x1="17.256cm" svg:y1="18.526cm" svg:x2="13.446cm" svg:y2="15.986cm" draw:start-shape="id12" draw:start-glue-point="0" draw:end-shape="id14" draw:end-glue-point="2" svg:d="M17256 18526v-762h-3810v-1778" svg:viewBox="0 0 3811 2541">
          <text:p/>
        </draw:connector>
        <draw:connector draw:style-name="gr4" draw:text-style-name="P3" draw:layer="layout" draw:line-skew="1.715cm" svg:x1="17.256cm" svg:y1="18.526cm" svg:x2="10.525cm" svg:y2="13.573cm" draw:start-shape="id12" draw:start-glue-point="0" draw:end-shape="id15" draw:end-glue-point="2" svg:d="M17256 18526v-762h-6731v-4191" svg:viewBox="0 0 6732 4954">
          <text:p/>
        </draw:connector>
        <draw:connector draw:style-name="gr4" draw:text-style-name="P3" draw:layer="layout" draw:line-skew="1.715cm" svg:x1="17.256cm" svg:y1="18.526cm" svg:x2="3.476cm" svg:y2="13.573cm" draw:start-shape="id12" draw:start-glue-point="0" draw:end-shape="id16" draw:end-glue-point="2" svg:d="M17256 18526v-762h-13780v-4191" svg:viewBox="0 0 13781 4954">
          <text:p/>
        </draw:connector>
        <draw:connector draw:style-name="gr4" draw:text-style-name="P3" draw:layer="layout" draw:line-skew="2.033cm" svg:x1="17.256cm" svg:y1="18.526cm" svg:x2="24.431cm" svg:y2="12.938cm" draw:start-shape="id12" draw:start-glue-point="0" draw:end-shape="id6" draw:end-glue-point="2" svg:d="M17256 18526v-762h7175v-4826" svg:viewBox="0 0 7176 5589">
          <text:p/>
        </draw:connector>
        <draw:connector draw:style-name="gr4" draw:text-style-name="P3" draw:layer="layout" draw:line-skew="-0.19cm" svg:x1="10.525cm" svg:y1="12.43cm" svg:x2="16.748cm" svg:y2="10.525cm" draw:start-shape="id15" draw:start-glue-point="0" draw:end-shape="id10" draw:end-glue-point="2" svg:d="M10525 12430v-1143h6223v-762" svg:viewBox="0 0 6224 1906">
          <text:p/>
        </draw:connector>
        <draw:connector draw:style-name="gr4" draw:text-style-name="P3" draw:layer="layout" draw:line-skew="-0.254cm" svg:x1="3.476cm" svg:y1="12.557cm" svg:x2="16.748cm" svg:y2="10.525cm" draw:start-shape="id16" draw:start-glue-point="0" draw:end-shape="id10" draw:end-glue-point="2" svg:d="M3476 12557v-1270h13272v-762" svg:viewBox="0 0 13273 2033">
          <text:p/>
        </draw:connector>
        <draw:connector draw:style-name="gr4" draw:text-style-name="P3" draw:layer="layout" draw:line-skew="-1.396cm" svg:x1="6.969cm" svg:y1="14.843cm" svg:x2="16.748cm" svg:y2="10.525cm" draw:start-shape="id13" draw:start-glue-point="0" draw:end-shape="id10" draw:end-glue-point="2" svg:d="M6969 14843v-3556h9779v-762" svg:viewBox="0 0 9780 4319">
          <text:p/>
        </draw:connector>
        <draw:connector draw:style-name="gr4" draw:text-style-name="P3" draw:layer="layout" draw:line-skew="-1.396cm" svg:x1="13.446cm" svg:y1="14.843cm" svg:x2="16.748cm" svg:y2="10.525cm" draw:start-shape="id14" draw:start-glue-point="0" draw:end-shape="id10" draw:end-glue-point="2" svg:d="M13446 14843v-3556h3302v-762" svg:viewBox="0 0 3303 4319">
          <text:p/>
        </draw:connector>
        <draw:connector draw:style-name="gr4" draw:text-style-name="P3" draw:layer="layout" draw:line-skew="0.128cm" svg:x1="17.383cm" svg:y1="11.795cm" svg:x2="16.748cm" svg:y2="10.525cm" draw:start-shape="id9" draw:start-glue-point="0" draw:end-shape="id10" draw:end-glue-point="2" svg:d="M17383 11795v-508h-635v-762" svg:viewBox="0 0 636 1271">
          <text:p/>
        </draw:connector>
        <draw:custom-shape draw:style-name="gr5" draw:text-style-name="P4" xml:id="id18" draw:id="id18" draw:layer="layout" svg:width="3.81cm" svg:height="1.143cm" svg:x="10.017cm" svg:y="7.731cm">
          <text:p text:style-name="P4">Ow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81cm" svg:height="1.143cm" svg:x="14.843cm" svg:y="9.382cm">
          <text:p text:style-name="P4">Services</text:p>
          <draw:enhanced-geometry svg:viewBox="0 0 21600 21600" draw:type="rectangle" draw:enhanced-path="M 0 0 L 21600 0 21600 21600 0 21600 0 0 Z N"/>
        </draw:custom-shape>
        <draw:custom-shape draw:style-name="gr5" draw:text-style-name="P4" xml:id="id17" draw:id="id17" draw:layer="layout" svg:width="3.81cm" svg:height="1.143cm" svg:x="4.81cm" svg:y="7.731cm">
          <text:p text:style-name="P4">Polic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715cm" svg:y1="7.731cm" svg:x2="9.318cm" svg:y2="6.334cm" draw:start-shape="id17" draw:start-glue-point="0" draw:end-shape="id1" svg:d="M6715 7731v-699h2603v-698" svg:viewBox="0 0 2604 1398">
          <text:p/>
        </draw:connector>
        <draw:connector draw:style-name="gr4" draw:text-style-name="P3" draw:layer="layout" svg:x1="11.922cm" svg:y1="7.731cm" svg:x2="9.318cm" svg:y2="6.334cm" draw:start-shape="id18" draw:start-glue-point="0" draw:end-shape="id1" draw:end-glue-point="2" svg:d="M11922 7731v-699h-2604v-698" svg:viewBox="0 0 2605 1398">
          <text:p/>
        </draw:connector>
        <draw:custom-shape draw:style-name="gr12" draw:text-style-name="P4" xml:id="id19" draw:id="id19" draw:layer="layout" svg:width="4.572cm" svg:height="1.143cm" svg:x="24.876cm" svg:y="6.08cm">
          <text:p text:style-name="P4">PageNotFoun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121cm 1.715cm 0.515cm" svg:x1="27.162cm" svg:y1="6.08cm" svg:x2="18.853cm" svg:y2="6.461cm" draw:start-shape="id19" draw:start-glue-point="0" draw:end-shape="id3" draw:end-glue-point="2" svg:d="M27162 6080v-381h-2730v1778h-5579v-1016" svg:viewBox="0 0 8310 1779">
          <text:p/>
        </draw:connector>
        <draw:frame draw:style-name="gr13" draw:text-style-name="P5" draw:layer="layout" svg:width="0.762cm" svg:height="0.962cm" svg:x="3.413cm" svg:y="11.595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299cm" fo:page-height="22.1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6:22:47.174702351</meta:creation-date>
    <dc:date>2020-06-15T17:25:09.807106146</dc:date>
    <meta:editing-duration>PT10M24S</meta:editing-duration>
    <meta:editing-cycles>3</meta:editing-cycles>
    <meta:generator>LibreOffice/6.3.6.2$Linux_X86_64 LibreOffice_project/30$Build-2</meta:generator>
    <meta:document-statistic meta:object-count="45"/>
  </office:meta>
</office:document-meta>
</file>